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17A00005094000061B5867D2686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0.4499998092651pt" officeooo:paragraph-rsid="001d37f8"/>
    </style:style>
    <style:style style:name="P2" style:family="paragraph" style:parent-style-name="Standard">
      <style:text-properties officeooo:rsid="001d37f8" officeooo:paragraph-rsid="001d37f8"/>
    </style:style>
    <style:style style:name="P3" style:family="paragraph" style:parent-style-name="Standard">
      <style:text-properties officeooo:rsid="001d37f8" officeooo:paragraph-rsid="001f56d8"/>
    </style:style>
    <style:style style:name="P4" style:family="paragraph" style:parent-style-name="Standard">
      <style:text-properties style:font-name="Times New Roman" officeooo:rsid="001d37f8" officeooo:paragraph-rsid="001d37f8"/>
    </style:style>
    <style:style style:name="P5" style:family="paragraph" style:parent-style-name="Standard">
      <style:text-properties style:font-name="Times New Roman" fo:font-size="12pt" fo:font-weight="normal" officeooo:rsid="001d37f8" officeooo:paragraph-rsid="001d37f8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fo:font-weight="normal" officeooo:rsid="001d37f8" officeooo:paragraph-rsid="001f56d8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rsid="001f56d8" officeooo:paragraph-rsid="001f56d8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10" style:family="paragraph" style:parent-style-name="Standard">
      <style:text-properties style:font-name="Times New Roman" fo:font-size="12pt" fo:font-weight="normal" officeooo:rsid="001f56d8" officeooo:paragraph-rsid="001f56d8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style:font-name="sans-serif" fo:font-size="10.4499998092651pt" officeooo:rsid="001f56d8" officeooo:paragraph-rsid="001f56d8"/>
    </style:style>
    <style:style style:name="P12" style:family="paragraph" style:parent-style-name="Standard">
      <style:text-properties style:font-name="sans-serif" fo:font-size="10.4499998092651pt" officeooo:rsid="001f56d8" officeooo:paragraph-rsid="001f56d8"/>
    </style:style>
    <style:style style:name="P13" style:family="paragraph" style:parent-style-name="Standard">
      <style:text-properties style:font-name="sans-serif" fo:font-size="10.4499998092651pt" officeooo:rsid="001f77ce" officeooo:paragraph-rsid="001f77ce"/>
    </style:style>
    <style:style style:name="P14" style:family="paragraph" style:parent-style-name="Standard">
      <style:text-properties officeooo:rsid="001d37f8" officeooo:paragraph-rsid="001d37f8"/>
    </style:style>
    <style:style style:name="P15" style:family="paragraph" style:parent-style-name="Standard">
      <style:text-properties officeooo:rsid="001f77ce" officeooo:paragraph-rsid="001f77ce"/>
    </style:style>
    <style:style style:name="P16" style:family="paragraph" style:parent-style-name="Standard">
      <style:text-properties style:font-name="Courier New" officeooo:rsid="001f77ce" officeooo:paragraph-rsid="001f77ce"/>
    </style:style>
    <style:style style:name="P17" style:family="paragraph" style:parent-style-name="Standard">
      <style:text-properties style:font-name="Courier New" fo:font-size="10.4499998092651pt" officeooo:rsid="001f77ce" officeooo:paragraph-rsid="001f77ce"/>
    </style:style>
    <style:style style:name="P18" style:family="paragraph" style:parent-style-name="Standard">
      <style:text-properties style:font-name="Times New Roman" officeooo:rsid="001f77ce" officeooo:paragraph-rsid="001f77ce"/>
    </style:style>
    <style:style style:name="P19" style:family="paragraph" style:parent-style-name="Standard">
      <style:text-properties style:font-name="Times New Roman" fo:font-size="18.4500007629395pt" fo:font-weight="bold" officeooo:rsid="001f77ce" officeooo:paragraph-rsid="001f77ce" style:font-weight-asian="bold" style:font-weight-complex="bold"/>
    </style:style>
    <style:style style:name="P20" style:family="paragraph" style:parent-style-name="Standard">
      <style:text-properties style:font-name="Times New Roman" fo:font-size="20pt" fo:font-weight="bold" officeooo:rsid="001d37f8" officeooo:paragraph-rsid="001d37f8" style:font-weight-asian="bold" style:font-weight-complex="bold"/>
    </style:style>
    <style:style style:name="P21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2" style:family="paragraph" style:parent-style-name="Standard">
      <style:text-properties style:font-name="Times New Roman" fo:font-size="20pt" fo:font-weight="bold" officeooo:rsid="001f77ce" officeooo:paragraph-rsid="001f77ce" style:font-size-asian="20pt" style:font-weight-asian="bold" style:font-size-complex="20pt" style:font-weight-complex="bold"/>
    </style:style>
    <style:style style:name="P23" style:family="paragraph" style:parent-style-name="Standard">
      <style:text-properties style:font-name="Times New Roman" fo:font-size="10.4499998092651pt" officeooo:rsid="001f77ce" officeooo:paragraph-rsid="001f77ce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25" style:family="paragraph">
      <style:paragraph-properties fo:margin-left="0in" fo:margin-right="0in" fo:margin-top="0in" fo:margin-bottom="0in" fo:line-height="100%" fo:text-align="center" fo:text-indent="0in" style:punctuation-wrap="simple" style:line-break="normal" style:writing-mode="lr-tb" style:font-independent-line-spacing="tru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292934" style:text-outline="false" style:text-line-through-style="none" style:text-line-through-type="none" style:text-position="0% 100%" style:font-name="Times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37f8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5032" style:font-name="Monospace" fo:font-size="10pt" style:font-size-asian="10pt"/>
    </style:style>
    <style:style style:name="T5" style:family="text">
      <style:text-properties fo:color="#0000c0" style:font-name="Monospace" fo:font-size="10pt" style:font-size-asian="10pt"/>
    </style:style>
    <style:style style:name="T6" style:family="text">
      <style:text-properties officeooo:rsid="001f56d8"/>
    </style:style>
    <style:style style:name="T7" style:family="text">
      <style:text-properties officeooo:rsid="001f77ce"/>
    </style:style>
    <style:style style:name="T8" style:family="text">
      <style:text-properties style:font-name="Times New Roman" fo:font-size="20pt" style:font-size-asian="20pt" style:font-size-complex="2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top" draw:auto-grow-height="false" fo:padding-top="0.0516in" fo:padding-bottom="0.0516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L</text:span>exical <text:s/>specification <text:span text:style-name="T1">that is used in </text:span>in the design of the lexical analyzer <text:span text:style-name="T1">are</text:span></text:p>
      <text:p text:style-name="P5">1. Keywords :if then else for class and int not float or get put return program</text:p>
      <text:p text:style-name="P10">Identifiers: <text:s/>x <text:s text:c="2"/>y11 <text:s text:c="2"/>elsen <text:s text:c="2"/></text:p>
      <text:p text:style-name="P10">Keywords: <text:s/>if <text:s/>else <text:s/>while <text:s/>break</text:p>
      <text:p text:style-name="P10">Integer: 2 <text:s text:c="2"/>1000 <text:s text:c="2"/></text:p>
      <text:p text:style-name="P10">Floating-point: 2.0 <text:s text:c="2"/>0.00020 0.02</text:p>
      <text:p text:style-name="P10">Character: </text:p>
      <text:p text:style-name="P6"><text:span text:style-name="T6">Symbols: <text:s text:c="2"/>+ <text:s/>* <text:s/>{ <text:s/>} <text:s/>+ ; &lt;= <text:s text:c="2"/>[ <text:s/>] <text:s/>&gt;=</text:span>. <text:s/><text:span text:style-name="T7">( ) </text:span></text:p>
      <text:p text:style-name="P4"/>
      <text:p text:style-name="P2"/>
      <text:p text:style-name="P2"/>
      <text:p text:style-name="P7"><text:span text:style-name="T8">Finite State Machine:</text:span> Used from the slide. Added few tokens like ';'.</text:p>
      <text:p text:style-name="P2"><draw:frame text:anchor-type="paragraph" draw:z-index="0" draw:name="Picture 4" draw:style-name="gr1" draw:text-style-name="P25" svg:width="5.287in" svg:height="6.4098in" svg:x="0.0008in" svg:y="0in"><draw:image xlink:href="Pictures/2000017A00005094000061B5867D2686.wmf" xlink:type="simple" xlink:show="embed" xlink:actuate="onLoad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This is the data structure in the Lex<text:span text:style-name="T7">icalAnalyzer</text:span>.hh which gives the identity to the token. <text:span text:style-name="T7">A</text:span> </text:p>
      <text:p text:style-name="P2"/>
      <text:p text:style-name="P2"><text:span text:style-name="T2">struct</text:span><text:span text:style-name="T3"> </text:span><text:span text:style-name="T4">TokenDS</text:span></text:p>
      <text:p text:style-name="P24">{</text:p>
      <text:p text:style-name="P8"><text:span text:style-name="T3"><text:s text:c="4"/>std::</text:span><text:span text:style-name="T4">string</text:span><text:span text:style-name="T3"> </text:span><text:span text:style-name="T5">type</text:span><text:span text:style-name="T3">; </text:span></text:p>
      <text:p text:style-name="P8"><text:span text:style-name="T3"><text:s text:c="4"/>std::</text:span><text:span text:style-name="T4">string</text:span><text:span text:style-name="T3"> </text:span><text:span text:style-name="T5">value</text:span><text:span text:style-name="T3">;</text:span></text:p>
      <text:p text:style-name="P8"><text:span text:style-name="T3"><text:s text:c="4"/></text:span><text:span text:style-name="T2">int</text:span><text:span text:style-name="T3"> </text:span><text:span text:style-name="T5">lineNum</text:span><text:span text:style-name="T3">;</text:span></text:p>
      <text:p text:style-name="P9"/>
      <text:p text:style-name="P24">};</text:p>
      <text:p text:style-name="P2"/>
      <text:p text:style-name="P20">Overall structure of design</text:p>
      <text:p text:style-name="P7">The src folder contains the Lexical analyzer code and test folder contains the test cases written in gtest framework.</text:p>
      <text:p text:style-name="P3"/>
      <text:p text:style-name="P2"/>
      <text:p text:style-name="P1"><text:span text:style-name="T1">Identify all the tools/libraries/techniques that you have used in your analysis or implementation and justify </text:span>why you have used these particular ones as opposed to others</text:p>
      <text:p text:style-name="P1"/>
      <text:list xml:id="list1332455186217186859" text:style-name="L1">
        <text:list-item>
          <text:p text:style-name="P11">Tools: Gtest &amp; Boost Tokenizer. These libraries are standard </text:p>
        </text:list-item>
        <text:list-item>
          <text:p text:style-name="P11">Implementation: Implementation is <text:span text:style-name="T7">DFA </text:span>Table driven as it better to troubleshoot, debug and test as compared to hand written. <text:span text:style-name="T7">I have attached the Table that is used for the implementation </text:span></text:p>
        </text:list-item>
      </text:list>
      <text:p text:style-name="P12"><text:s text:c="3"/></text:p>
      <text:p text:style-name="P12"/>
      <text:p text:style-name="P22">Test Cases</text:p>
      <text:p text:style-name="P23">Variety of TC are written. It helped me a lot for the progressive development and fix bugs and issues. A total of 21 Test Cases are run and out of which 20 are passing. 1 did not pass because of a minor issue.</text:p>
      <text:p text:style-name="P23"/>
      <text:p text:style-name="P19">How to Run:</text:p>
      <text:p text:style-name="P13"/>
      <text:p text:style-name="P13">1. unzip the project:</text:p>
      <text:p text:style-name="P13">2. run make from <text:s/>compiler/Debug</text:p>
      <text:p text:style-name="P13"/>
      <text:p text:style-name="P17">eshinig@elx434bfht:~/comp/6421/compiler/Debug$ make</text:p>
      <text:p text:style-name="P17">Building file: ../tests/LexTest.cpp</text:p>
      <text:p text:style-name="P17">Invoking: GCC C++ Compiler</text:p>
      <text:p text:style-name="P17">g++ -std=c++11 -I"/home/eshinig/comp/6421/compiler/externalLib" -I"/home/eshinig/comp/6421/compiler/src" -O0 -g3 -Wall -c -fmessage-length=0 -MMD -MP -MF"tests/LexTest.d" -MT"tests/LexTest.o" -o "tests/LexTest.o" "../tests/LexTest.cpp"</text:p>
      <text:p text:style-name="P17">Finished building: ../tests/LexTest.cpp</text:p>
      <text:p text:style-name="P17"><text:s/></text:p>
      <text:p text:style-name="P17"><text:soft-page-break/>Building file: ../tests/main.cpp</text:p>
      <text:p text:style-name="P17">Invoking: GCC C++ Compiler</text:p>
      <text:p text:style-name="P17">g++ -std=c++11 -I"/home/eshinig/comp/6421/compiler/externalLib" -I"/home/eshinig/comp/6421/compiler/src" -O0 -g3 -Wall -c -fmessage-length=0 -MMD -MP -MF"tests/main.d" -MT"tests/main.o" -o "tests/main.o" "../tests/main.cpp"</text:p>
      <text:p text:style-name="P17">Finished building: ../tests/main.cpp</text:p>
      <text:p text:style-name="P17"><text:s/></text:p>
      <text:p text:style-name="P17">Building file: ../src/LexicalAnalyzer.cc</text:p>
      <text:p text:style-name="P17">Invoking: GCC C++ Compiler</text:p>
      <text:p text:style-name="P17">g++ -std=c++11 -I"/home/eshinig/comp/6421/compiler/externalLib" -I"/home/eshinig/comp/6421/compiler/src" -O0 -g3 -Wall -c -fmessage-length=0 -MMD -MP -MF"src/LexicalAnalyzer.d" -MT"src/LexicalAnalyzer.o" -o "src/LexicalAnalyzer.o" "../src/LexicalAnalyzer.cc"</text:p>
      <text:p text:style-name="P17">Finished building: ../src/LexicalAnalyzer.cc</text:p>
      <text:p text:style-name="P17"><text:s/></text:p>
      <text:p text:style-name="P17">Building file: ../externalLib/gtest/gtest-all.cc</text:p>
      <text:p text:style-name="P17">Invoking: GCC C++ Compiler</text:p>
      <text:p text:style-name="P17">g++ -std=c++11 -I"/home/eshinig/comp/6421/compiler/externalLib" -O0 -g3 -Wall -c -fmessage-length=0 -MMD -MP -MF"externalLib/gtest/gtest-all.d" -MT"externalLib/gtest/gtest-all.o" -o "externalLib/gtest/gtest-all.o" "../externalLib/gtest/gtest-all.cc"</text:p>
      <text:p text:style-name="P17">Finished building: ../externalLib/gtest/gtest-all.cc</text:p>
      <text:p text:style-name="P17"><text:s/></text:p>
      <text:p text:style-name="P17">Building target: compiler</text:p>
      <text:p text:style-name="P17">Invoking: GCC C++ Linker</text:p>
      <text:p text:style-name="P17">g++ <text:s/>-o "compiler" <text:s/>./tests/LexTest.o ./tests/main.o <text:s/>./src/LexicalAnalyzer.o <text:s/>./externalLib/gtest/gtest-all.o <text:s text:c="2"/>-lpthread</text:p>
      <text:p text:style-name="P17">Finished building target: compiler</text:p>
      <text:p text:style-name="P17"/>
      <text:p text:style-name="P13"/>
      <text:p text:style-name="P15">3. If the main driver is to be run then execute,</text:p>
      <text:p text:style-name="P15"/>
      <text:p text:style-name="P15">eshinig@elx434bfht:~/comp/6421/compiler/Debug$ ./compiler –gtest_filter=LexTest.main*</text:p>
      <text:p text:style-name="P15">OUTPUT will be contain following lines at the end</text:p>
      <text:p text:style-name="P15"/>
      <text:p text:style-name="P16">Total Tokens=58 Writing to a file</text:p>
      <text:p text:style-name="P16">[ <text:s text:c="6"/>OK ] LexTest.mainDriver (107 ms)</text:p>
      <text:p text:style-name="P16">[----------] 1 test from LexTest (107 ms total)</text:p>
      <text:p text:style-name="P16"/>
      <text:p text:style-name="P16">[----------] Global test environment tear-down</text:p>
      <text:p text:style-name="P16">[==========] 1 test from 1 test case ran. (107 ms total)</text:p>
      <text:p text:style-name="P16">[ <text:s/>PASSED <text:s/>] 1 test.</text:p>
      <text:p text:style-name="P16"/>
      <text:p text:style-name="P18">4. If all the TC needs to be run then execute</text:p>
      <text:p text:style-name="P16">eshinig@elx434bfht:~/comp/6421/compiler/Debug$ ./compiler –gtest_filter=LexTest.*</text:p>
      <text:p text:style-name="P16"/>
      <text:p text:style-name="P16">OUTPUT will be contain following lines at the end</text:p>
      <text:p text:style-name="P16">[ <text:s text:c="6"/>OK ] LexTest.mainDriver (84 ms)</text:p>
      <text:p text:style-name="P16">[----------] 21 tests from LexTest (116 ms total)</text:p>
      <text:p text:style-name="P16"/>
      <text:p text:style-name="P16">[----------] Global test environment tear-down</text:p>
      <text:p text:style-name="P16"><text:soft-page-break/>[==========] 21 tests from 1 test case ran. (116 ms total)</text:p>
      <text:p text:style-name="P16">[ <text:s/>PASSED <text:s/>] 20 tests.</text:p>
      <text:p text:style-name="P16">[ <text:s/>FAILED <text:s/>] 1 test, listed below:</text:p>
      <text:p text:style-name="P16">[ <text:s/>FAILED <text:s/>] LexTest.ParenthesisBrackets</text:p>
      <text:p text:style-name="P16"/>
      <text:p text:style-name="P16"><text:s/>1 FAILED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20:39:50.717901452</meta:creation-date>
    <dc:date>2017-02-06T16:12:24.166793304</dc:date>
    <meta:editing-duration>PT8M46S</meta:editing-duration>
    <meta:editing-cycles>2</meta:editing-cycles>
    <meta:generator>LibreOffice/4.3.7.2$Linux_X86_64 LibreOffice_project/430m0$Build-2</meta:generator>
    <meta:document-statistic meta:table-count="0" meta:image-count="0" meta:object-count="0" meta:page-count="4" meta:paragraph-count="72" meta:word-count="509" meta:character-count="3984" meta:non-whitespace-character-count="3464"/>
  </office:meta>
</office:document-meta>
</file>